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4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anda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ift_features_gen_519set_kp50_pandas</text:p>
          </table:table-cell>
          <table:table-cell office:value-type="float" office:value="41.8750522136688" calcext:value-type="float">
            <text:p>41.8750522136688</text:p>
          </table:table-cell>
        </table:table-row>
        <table:table-row table:style-name="ro1">
          <table:table-cell/>
          <table:table-cell office:value-type="string" calcext:value-type="string">
            <text:p>sift_features_gen_519set_kp100_pandas</text:p>
          </table:table-cell>
          <table:table-cell office:value-type="float" office:value="43.2726867198944" calcext:value-type="float">
            <text:p>43.2726867198944</text:p>
          </table:table-cell>
        </table:table-row>
        <table:table-row table:style-name="ro1">
          <table:table-cell/>
          <table:table-cell office:value-type="string" calcext:value-type="string">
            <text:p>sift_features_gen_519set_kp200_pandas</text:p>
          </table:table-cell>
          <table:table-cell office:value-type="float" office:value="44.2136151790619" calcext:value-type="float">
            <text:p>44.21361517906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09:12:13.435284147</meta:creation-date>
    <meta:generator>LibreOffice/6.0.7.3$Linux_X86_64 LibreOffice_project/00m0$Build-3</meta:generator>
    <dc:date>2019-08-10T09:16:19.704350984</dc:date>
    <meta:editing-duration>PT4M7S</meta:editing-duration>
    <meta:editing-cycles>1</meta:editing-cycles>
    <meta:document-statistic meta:table-count="1" meta:cell-count="8" meta:object-count="0"/>
  </office:meta>
</office:document-meta>
</file>